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elvetica" svg:font-family="Helvetica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Helvetica" officeooo:rsid="000d0a97" officeooo:paragraph-rsid="000d0a97"/>
    </style:style>
    <style:style style:name="P2" style:family="paragraph" style:parent-style-name="Preformatted_20_Text">
      <style:text-properties style:font-name="Helvetica" officeooo:rsid="000d0a97" officeooo:paragraph-rsid="0011291a"/>
    </style:style>
    <style:style style:name="P3" style:family="paragraph" style:parent-style-name="Preformatted_20_Text">
      <style:text-properties style:font-name="Helvetica" officeooo:rsid="000ecd88" officeooo:paragraph-rsid="000ecd88"/>
    </style:style>
    <style:style style:name="P4" style:family="paragraph" style:parent-style-name="Preformatted_20_Text">
      <style:text-properties style:font-name="Helvetica" officeooo:rsid="000f8586" officeooo:paragraph-rsid="000f8586"/>
    </style:style>
    <style:style style:name="P5" style:family="paragraph" style:parent-style-name="Preformatted_20_Text">
      <style:text-properties style:font-name="Helvetica" officeooo:rsid="000f8586" officeooo:paragraph-rsid="0011cf76"/>
    </style:style>
    <style:style style:name="T1" style:family="text">
      <style:text-properties officeooo:rsid="000ecd88"/>
    </style:style>
    <style:style style:name="T2" style:family="text">
      <style:text-properties officeooo:rsid="000f8586"/>
    </style:style>
    <style:style style:name="T3" style:family="text">
      <style:text-properties officeooo:rsid="0011291a"/>
    </style:style>
    <style:style style:name="T4" style:family="text">
      <style:text-properties fo:color="#808080" officeooo:rsid="0011291a"/>
    </style:style>
    <style:style style:name="T5" style:family="text">
      <style:text-properties fo:color="#00ff66" officeooo:rsid="0011291a"/>
    </style:style>
    <style:style style:name="T6" style:family="text">
      <style:text-properties style:font-name="Courier 10 Pitch" officeooo:rsid="001129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l faudra modifier le main pour charger l’image donnée en <text:span text:style-name="T1">paramètre.</text:span></text:p>
      <text:p text:style-name="P1"/>
      <text:p text:style-name="P3">LisEtDispatchEvenement<text:span text:style-name="T2">() : </text:span></text:p>
      <text:p text:style-name="P4">si compte a rebours = 0 alors</text:p>
      <text:p text:style-name="P1"><text:s text:c="2"/><text:span text:style-name="T2">afficher fin de partie</text:span></text:p>
      <text:p text:style-name="P4">sinon</text:p>
      <text:p text:style-name="P4"><text:s text:c="2"/>si compte a rebours non lance </text:p>
      <text:p text:style-name="P4"><text:s text:c="4"/>lancer compte a rebours</text:p>
      <text:p text:style-name="P1"><text:s text:c="2"/><text:span text:style-name="T2">sinon</text:span></text:p>
      <text:p text:style-name="P2"><text:s text:c="4"/><text:span text:style-name="T3">si on a une pression sur une touche : </text:span></text:p>
      <text:p text:style-name="P2"><text:span text:style-name="T3"><text:s text:c="6"/></text:span><text:span text:style-name="T5">si c’est ‘q’ on quitte le jeu</text:span><text:span text:style-name="T3"> </text:span></text:p>
      <text:p text:style-name="P4"><text:s text:c="6"/><text:span text:style-name="T4">si c’est ‘p’ on affiche un menu de pause et on pause le compte a rebours</text:span></text:p>
      <text:p text:style-name="P4"><text:s text:c="4"/><text:span text:style-name="T3">si on a un clic de souris </text:span></text:p>
      <text:p text:style-name="P5"><text:s text:c="6"/><text:span text:style-name="T3">si c’est la mauvaise carte on décrémente temps du c.a.r. de </text:span><text:span text:style-name="T6">temps_incorrect</text:span><text:span text:style-name="T3"> secondes </text:span></text:p>
      <text:p text:style-name="P5"><text:s text:c="6"/><text:span text:style-name="T3">si c’est la bonne on incrémente le temps du c.a.r. de </text:span><text:span text:style-name="T6">temps_correct</text:span><text:span text:style-name="T3"> secondes et le score de 1 et on génère un nouveau tableau</text:span></text:p>
      <text:p text:style-name="P5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elvetica" svg:font-family="Helvetica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3T17:56:55.010154667</dc:date>
    <meta:editing-duration>PT34M52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112" meta:character-count="633" meta:non-whitespace-character-count="481"/>
  </office:meta>
</office:document-meta>
</file>